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lbtype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Global( boolean g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P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Ord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lbtype.setVOB( String v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Pbranch( boolean p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lbtype.getSh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V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Shared( boolean sh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checkOptions( Commandline cm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CMklbtype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CMklbtype.getTypeSpecifi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Mklbtype.setOrdinary( boolean ord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Replace( boolean re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btype.setTypeName( String 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